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kBlockMetaDataSize</text:p>
          </table:table-cell>
          <table:table-cell table:formula="of:=8 + 24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MaxAllocationSize</text:p>
          </table:table-cell>
          <table:table-cell table:formula="of:=32*POWER(2;20) - [.B4]" office:value-type="float" office:value="33554400" calcext:value-type="float">
            <text:p>33554400</text:p>
          </table:table-cell>
          <table:table-cell office:value-type="string" calcext:value-type="string">
            <text:p>Size so far</text:p>
          </table:table-cell>
          <table:table-cell table:formula="of:=SUM([.C10:.C69]) + [.E11]" office:value-type="float" office:value="5668144" calcext:value-type="float">
            <text:p>5668144</text:p>
          </table:table-cell>
          <table:table-cell office:value-type="string" calcext:value-type="string">
            <text:p>Diff</text:p>
          </table:table-cell>
          <table:table-cell table:formula="of:=[.B8]-[.D5]" office:value-type="float" office:value="2720432" calcext:value-type="float">
            <text:p>27204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Lists</text:p>
          </table:table-cell>
          <table:table-cell office:value-type="float" office:value="59" calcext:value-type="float">
            <text:p>59</text:p>
          </table:table-cell>
          <table:table-cell table:number-columns-repeated="5"/>
          <table:table-cell table:formula="of:=9672/8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Num Elements in each list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AllocationSize </text:p>
          </table:table-cell>
          <table:table-cell table:formula="of:=8*POWER(2;20) - [.B4]" office:value-type="float" office:value="8388576" calcext:value-type="float">
            <text:p>838857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ist</text:p>
          </table:table-cell>
          <table:table-cell office:value-type="float" office:value="8" calcext:value-type="float">
            <text:p>8</text:p>
          </table:table-cell>
          <table:table-cell table:formula="of:=[.B11]*[.$B$7]+[.$B$4]-16" office:value-type="float" office:value="6416" calcext:value-type="float">
            <text:p>6416</text:p>
          </table:table-cell>
          <table:table-cell/>
          <table:table-cell office:value-type="string" calcext:value-type="string">
            <text:p>The remaining memory is one large block at the end of the last list.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1]*[.$B$7]+[.$B$4]-16" office:value-type="float" office:value="6416" calcext:value-type="float">
            <text:p>6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B12]*[.$B$7]+[.$B$4]-16" office:value-type="float" office:value="9616" calcext:value-type="float">
            <text:p>9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B13]*[.$B$7]+[.$B$4]-16" office:value-type="float" office:value="12816" calcext:value-type="float">
            <text:p>12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[.B14]*[.$B$7]+[.$B$4]-16" office:value-type="float" office:value="16016" calcext:value-type="float">
            <text:p>16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[.B15]*[.$B$7]+[.$B$4]-16" office:value-type="float" office:value="19216" calcext:value-type="float">
            <text:p>19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[.B16]*[.$B$7]+[.$B$4]-16" office:value-type="float" office:value="22416" calcext:value-type="float">
            <text:p>22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[.B17]*[.$B$7]+[.$B$4]-16" office:value-type="float" office:value="25616" calcext:value-type="float">
            <text:p>25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[.B18]*[.$B$7]+[.$B$4]-16" office:value-type="float" office:value="28816" calcext:value-type="float">
            <text:p>28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[.B19]*[.$B$7]+[.$B$4]-16" office:value-type="float" office:value="32016" calcext:value-type="float">
            <text:p>32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[.B20]*[.$B$7]+[.$B$4]-16" office:value-type="float" office:value="35216" calcext:value-type="float">
            <text:p>35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[.B21]*[.$B$7]+[.$B$4]-16" office:value-type="float" office:value="38416" calcext:value-type="float">
            <text:p>38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[.B22]*[.$B$7]+[.$B$4]-16" office:value-type="float" office:value="41616" calcext:value-type="float">
            <text:p>41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[.B23]*[.$B$7]+[.$B$4]-16" office:value-type="float" office:value="44816" calcext:value-type="float">
            <text:p>44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[.B24]*[.$B$7]+[.$B$4]-16" office:value-type="float" office:value="48016" calcext:value-type="float">
            <text:p>48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[.B25]*[.$B$7]+[.$B$4]-16" office:value-type="float" office:value="51216" calcext:value-type="float">
            <text:p>51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[.B26]*[.$B$7]+[.$B$4]-16" office:value-type="float" office:value="54416" calcext:value-type="float">
            <text:p>54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[.B27]*[.$B$7]+[.$B$4]-16" office:value-type="float" office:value="57616" calcext:value-type="float">
            <text:p>57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[.B28]*[.$B$7]+[.$B$4]-16" office:value-type="float" office:value="60816" calcext:value-type="float">
            <text:p>60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[.B29]*[.$B$7]+[.$B$4]-16" office:value-type="float" office:value="64016" calcext:value-type="float">
            <text:p>64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[.B30]*[.$B$7]+[.$B$4]-16" office:value-type="float" office:value="67216" calcext:value-type="float">
            <text:p>67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[.B31]*[.$B$7]+[.$B$4]-16" office:value-type="float" office:value="70416" calcext:value-type="float">
            <text:p>70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[.B32]*[.$B$7]+[.$B$4]-16" office:value-type="float" office:value="73616" calcext:value-type="float">
            <text:p>73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[.B33]*[.$B$7]+[.$B$4]-16" office:value-type="float" office:value="76816" calcext:value-type="float">
            <text:p>76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B34]*[.$B$7]+[.$B$4]-16" office:value-type="float" office:value="80016" calcext:value-type="float">
            <text:p>80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[.B35]*[.$B$7]+[.$B$4]-16" office:value-type="float" office:value="83216" calcext:value-type="float">
            <text:p>83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[.B36]*[.$B$7]+[.$B$4]-16" office:value-type="float" office:value="86416" calcext:value-type="float">
            <text:p>86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[.B37]*[.$B$7]+[.$B$4]-16" office:value-type="float" office:value="89616" calcext:value-type="float">
            <text:p>89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[.B38]*[.$B$7]+[.$B$4]-16" office:value-type="float" office:value="92816" calcext:value-type="float">
            <text:p>92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[.B39]*[.$B$7]+[.$B$4]-16" office:value-type="float" office:value="96016" calcext:value-type="float">
            <text:p>96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[.B40]*[.$B$7]+[.$B$4]-16" office:value-type="float" office:value="99216" calcext:value-type="float">
            <text:p>99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[.B41]*[.$B$7]+[.$B$4]-16" office:value-type="float" office:value="102416" calcext:value-type="float">
            <text:p>102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[.B42]*[.$B$7]+[.$B$4]-16" office:value-type="float" office:value="105616" calcext:value-type="float">
            <text:p>105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[.B43]*[.$B$7]+[.$B$4]-16" office:value-type="float" office:value="108816" calcext:value-type="float">
            <text:p>108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[.B44]*[.$B$7]+[.$B$4]-16" office:value-type="float" office:value="112016" calcext:value-type="float">
            <text:p>112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[.B45]*[.$B$7]+[.$B$4]-16" office:value-type="float" office:value="115216" calcext:value-type="float">
            <text:p>115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[.B46]*[.$B$7]+[.$B$4]-16" office:value-type="float" office:value="118416" calcext:value-type="float">
            <text:p>118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[.B47]*[.$B$7]+[.$B$4]-16" office:value-type="float" office:value="121616" calcext:value-type="float">
            <text:p>121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[.B48]*[.$B$7]+[.$B$4]-16" office:value-type="float" office:value="124816" calcext:value-type="float">
            <text:p>124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[.B49]*[.$B$7]+[.$B$4]-16" office:value-type="float" office:value="128016" calcext:value-type="float">
            <text:p>128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[.B50]*[.$B$7]+[.$B$4]-16" office:value-type="float" office:value="131216" calcext:value-type="float">
            <text:p>131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[.B51]*[.$B$7]+[.$B$4]-16" office:value-type="float" office:value="134416" calcext:value-type="float">
            <text:p>134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[.B52]*[.$B$7]+[.$B$4]-16" office:value-type="float" office:value="137616" calcext:value-type="float">
            <text:p>137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[.B53]*[.$B$7]+[.$B$4]-16" office:value-type="float" office:value="140816" calcext:value-type="float">
            <text:p>140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[.B54]*[.$B$7]+[.$B$4]-16" office:value-type="float" office:value="144016" calcext:value-type="float">
            <text:p>144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[.B55]*[.$B$7]+[.$B$4]-16" office:value-type="float" office:value="147216" calcext:value-type="float">
            <text:p>147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[.B56]*[.$B$7]+[.$B$4]-16" office:value-type="float" office:value="150416" calcext:value-type="float">
            <text:p>150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[.B57]*[.$B$7]+[.$B$4]-16" office:value-type="float" office:value="153616" calcext:value-type="float">
            <text:p>153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[.B58]*[.$B$7]+[.$B$4]-16" office:value-type="float" office:value="156816" calcext:value-type="float">
            <text:p>156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B59]*[.$B$7]+[.$B$4]-16" office:value-type="float" office:value="160016" calcext:value-type="float">
            <text:p>160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[.B60]*[.$B$7]+[.$B$4]-16" office:value-type="float" office:value="163216" calcext:value-type="float">
            <text:p>163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[.B61]*[.$B$7]+[.$B$4]-16" office:value-type="float" office:value="166416" calcext:value-type="float">
            <text:p>166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[.B62]*[.$B$7]+[.$B$4]-16" office:value-type="float" office:value="169616" calcext:value-type="float">
            <text:p>169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[.B63]*[.$B$7]+[.$B$4]-16" office:value-type="float" office:value="172816" calcext:value-type="float">
            <text:p>1728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[.B64]*[.$B$7]+[.$B$4]-16" office:value-type="float" office:value="176016" calcext:value-type="float">
            <text:p>1760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[.B65]*[.$B$7]+[.$B$4]-16" office:value-type="float" office:value="179216" calcext:value-type="float">
            <text:p>1792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[.B66]*[.$B$7]+[.$B$4]-16" office:value-type="float" office:value="182416" calcext:value-type="float">
            <text:p>1824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[.B67]*[.$B$7]+[.$B$4]-16" office:value-type="float" office:value="185616" calcext:value-type="float">
            <text:p>1856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[.B68]*[.$B$7]+[.$B$4]-16" office:value-type="float" office:value="188816" calcext:value-type="float">
            <text:p>18881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/00/0000</text:date>, <text:time style:data-style-name="N2" text:time-value="07:25:02.3512885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6:21:52.344683572</meta:creation-date>
    <dc:date>2023-09-11T08:13:44.284372682</dc:date>
    <meta:editing-duration>PT17H58M32S</meta:editing-duration>
    <meta:editing-cycles>4</meta:editing-cycles>
    <meta:generator>LibreOffice/7.6.0.3$Linux_X86_64 LibreOffice_project/60$Build-3</meta:generator>
    <meta:document-statistic meta:table-count="1" meta:cell-count="135" meta:object-count="0"/>
  </office:meta>
</office:document-meta>
</file>